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e717" officeooo:paragraph-rsid="001ee7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e717" officeooo:paragraph-rsid="001ee71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e717" officeooo:paragraph-rsid="001ffa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ee717" officeooo:paragraph-rsid="001ffa9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41061" officeooo:paragraph-rsid="00241061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2489c1" officeooo:paragraph-rsid="002489c1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2b4b60" officeooo:paragraph-rsid="002b4b60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406cb" officeooo:paragraph-rsid="002406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717" style:font-weight-asian="normal" style:font-weight-complex="normal"/>
    </style:style>
    <style:style style:name="T3" style:family="text">
      <style:text-properties officeooo:rsid="00241061"/>
    </style:style>
    <style:style style:name="T4" style:family="text">
      <style:text-properties officeooo:rsid="002797cb"/>
    </style:style>
    <style:style style:name="T5" style:family="text">
      <style:text-properties officeooo:rsid="002a9639"/>
    </style:style>
    <style:style style:name="T6" style:family="text">
      <style:text-properties officeooo:rsid="002e5c1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подготовиться и проходить интервью</text:p>
      <text:list xml:id="list3818557204" text:style-name="L1">
        <text:list-header>
          <text:p text:style-name="P5"/>
        </text:list-header>
      </text:list>
      <text:p text:style-name="P2">Как подготовится:</text:p>
      <text:list xml:id="list230858964042905" text:continue-numbering="true" text:style-name="L1">
        <text:list-item>
          <text:p text:style-name="P5">Выписать свои конфликты, ошибки проблемы, <text:span text:style-name="T3">как их решал</text:span></text:p>
        </text:list-item>
        <text:list-item>
          <text:p text:style-name="P5">Выписать сильные и слабые стороны, продумать в чем их реальная ценность</text:p>
        </text:list-item>
        <text:list-item>
          <text:p text:style-name="P8">Рассказать как хобби помогают в ршении задач бизнеса</text:p>
          <text:p text:style-name="P5"/>
        </text:list-item>
      </text:list>
      <text:p text:style-name="P2">Как отвечать на вопросы:</text:p>
      <text:list xml:id="list46447745" text:style-name="L2">
        <text:list-item>
          <text:p text:style-name="P6">При behavioral interview стоит демонстрировать честность, доверие, акцент на людях и процессах а не на технологиях.</text:p>
        </text:list-item>
        <text:list-item>
          <text:p text:style-name="P6">Продемонстрировать страсть и погруженность в предмет разговора, </text:p>
        </text:list-item>
      </text:list>
      <text:list xml:id="list230858944417254" text:continue-list="list230858964042905" text:style-name="L1">
        <text:list-header>
          <text:p text:style-name="P5"/>
        </text:list-header>
      </text:list>
      <text:p text:style-name="P3">Что спросить в конце:</text:p>
      <text:list xml:id="list693941102" text:style-name="L3">
        <text:list-item>
          <text:p text:style-name="P7">Какая система вознагражлений и роста в <text:span text:style-name="T4">ко</text:span><text:span text:style-name="T5">s</text:span><text:span text:style-name="T4">мпании</text:span>. Т.е. речь не о деньгах, а о том как вознаграждаются те, кто хорошо работает, что является признаком хорошей работы, какие критерии, изменяются ли они со временем и т.д.</text:p>
        </text:list-item>
        <text:list-item>
          <text:p text:style-name="P7">Какова структура с точки зрения взаимодействия – как устроены команды, как происходят коммуникации между командами, какой сценарий работы если процесс взаимодействия с другой командой кажется боттлнеком?</text:p>
        </text:list-item>
        <text:list-item>
          <text:p text:style-name="P11"><text:span text:style-name="T2">К</text:span><text:span text:style-name="T1">акая система ценностей в компании, существует ли внутренняя корпоративная культура, в чем ее особенности?</text:span></text:p>
        </text:list-item>
        <text:list-item>
          <text:p text:style-name="P9">Какие на сегодня основные проблемы в команде (технические, с точки зрения процессов)?</text:p>
        </text:list-item>
        <text:list-item>
          <text:p text:style-name="P10">Есть ли в команде скрам мастер, какие ритуалы использует команда</text:p>
        </text:list-item>
        <text:list-item>
          <text:p text:style-name="P10">На сколько хорошо ведется документация <text:span text:style-name="T6">в проекте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0-19T21:46:19.632942730</meta:creation-date>
    <meta:generator>LibreOffice/7.3.7.2$Linux_X86_64 LibreOffice_project/30$Build-2</meta:generator>
    <dc:date>2022-12-24T23:08:56.900159674</dc:date>
    <dc:creator>triton</dc:creator>
    <meta:editing-duration>PT7M9S</meta:editing-duration>
    <meta:editing-cycles>12</meta:editing-cycles>
    <meta:document-statistic meta:table-count="0" meta:image-count="0" meta:object-count="0" meta:page-count="1" meta:paragraph-count="15" meta:word-count="179" meta:character-count="1202" meta:non-whitespace-character-count="1047"/>
  </office:meta>
</office:document-meta>
</file>